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style:writing-mode="lr-tb"/>
    </style:style>
    <style:style style:name="P5" style:family="paragraph">
      <loext:graphic-properties draw:fill="none" draw:fill-color="#ffffff"/>
      <style:paragraph-properties fo:line-height="100%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line-height="100%" style:writing-mode="lr-tb"/>
      <style:text-properties fo:color="#ffffff" style:font-name="Arial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1.016cm">
          <draw:text-box>
            <text:p text:style-name="P1"><text:span text:style-name="T1">Gospel Reading</text:span></text:p>
            <text:p text:style-name="P1"><text:span text:style-name="T2">Matthew 21:33-4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7.766cm" svg:x="1.524cm" svg:y="0.87cm">
          <draw:text-box>
            <text:p text:style-name="P4"><text:span text:style-name="T3">33</text:span><text:span text:style-name="T4">[Jesus said] “Hear another parable. There was a master of a house who planted a vineyard and put a fence around it and dug a winepress in it and built a tower and leased it to tenants, and went into another count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6.283cm" svg:x="1.849cm" svg:y="0.946cm">
          <draw:text-box>
            <text:p text:style-name="P4"><text:span text:style-name="T3">34</text:span><text:span text:style-name="T4">When the season for fruit drew near, he sent his servants to the tenants to get his fruit. </text:span></text:p>
            <text:p text:style-name="P4"><text:span text:style-name="T3">35</text:span><text:span text:style-name="T4">And the tenants took his servants and beat one, killed another, and stoned another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6.263cm" svg:x="1.524cm" svg:y="0.849cm">
          <draw:text-box>
            <text:p text:style-name="P4"><text:span text:style-name="T3">36</text:span><text:span text:style-name="T4">Again he sent other servants, more than the first. And they did the same to them. </text:span><text:span text:style-name="T3">37</text:span><text:span text:style-name="T4">Finally he sent his son to them, saying, ‘They will respect my son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892cm" svg:height="5.48cm" svg:x="1.524cm" svg:y="0.87cm">
          <draw:text-box>
            <text:p text:style-name="P4"><text:span text:style-name="T3">38</text:span><text:span text:style-name="T4">But when the tenants saw the son, they said to themselves, ‘This is the heir. Come, let us kill him and have his inheritance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5" draw:layer="layout" svg:width="24.892cm" svg:height="3.702cm" svg:x="1.524cm" svg:y="0.87cm">
          <draw:text-box>
            <text:p text:style-name="P4"><text:span text:style-name="T3">39</text:span><text:span text:style-name="T4">And they took him and threw him out of the vineyard and kill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5" draw:layer="layout" svg:width="24.892cm" svg:height="3.681cm" svg:x="1.524cm" svg:y="0.891cm">
          <draw:text-box>
            <text:p text:style-name="P4"><text:span text:style-name="T3">40</text:span><text:span text:style-name="T4">When therefore the owner of the vineyard comes, what will he do to those tenants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5" draw:layer="layout" svg:width="24.638cm" svg:height="6.983cm" svg:x="1.778cm" svg:y="1.016cm">
          <draw:text-box>
            <text:p text:style-name="P4"><text:span text:style-name="T3">41</text:span><text:span text:style-name="T4">They said to him, “He will put those wretches to a miserable death and let out the vineyard to other tenants who will give him the fruits in</text:span></text:p>
            <text:p text:style-name="P4"><text:span text:style-name="T4"><text:s/></text:span><text:span text:style-name="T4">their season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5.4cm" svg:height="6.263cm" svg:x="1.27cm" svg:y="0.849cm">
          <draw:text-box>
            <text:p text:style-name="P4"><text:span text:style-name="T3">42</text:span><text:span text:style-name="T4">Jesus said to them, “Have you never read in the Scriptures: “‘The stone that the builders rejected has become the cornerstone; this was the Lord's doing, and it is marvelous in our eyes’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5" draw:layer="layout" svg:width="24.638cm" svg:height="5.334cm" svg:x="1.524cm" svg:y="0.762cm">
          <draw:text-box>
            <text:p text:style-name="P4"><text:span text:style-name="T3">43</text:span><text:span text:style-name="T4">Therefore I tell you, the kingdom of God will be taken away from you and given to a people producing its frui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0" draw:text-style-name="P5" draw:layer="layout" svg:width="24.13cm" svg:height="5.334cm" svg:x="1.778cm" svg:y="1.016cm">
          <draw:text-box>
            <text:p text:style-name="P4"><text:span text:style-name="T3">44</text:span><text:span text:style-name="T4">And the one who falls on this stone will be broken to pieces; and when it falls on anyone, it will crush him.”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1" draw:text-style-name="P7" draw:layer="layout" svg:width="25.146cm" svg:height="7.874cm" svg:x="1.34cm" svg:y="0.923cm">
          <draw:text-box>
            <text:p text:style-name="P4"><text:span text:style-name="T3">45</text:span><text:span text:style-name="T4">When the chief priests and the Pharisees heard his parables, they perceived that he was speaking about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" draw:text-style-name="P7" draw:layer="layout" svg:width="25.146cm" svg:height="5.427cm" svg:x="1.34cm" svg:y="0.923cm">
          <draw:text-box>
            <text:p text:style-name="P4"><text:span text:style-name="T3">46</text:span><text:span text:style-name="T4">And although they were seeking to arrest him, they feared the crowds, because they held him to be a prophe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4T10:28:10.958000000</meta:creation-date>
    <dc:date>2017-10-04T17:08:55.037000000</dc:date>
    <meta:editing-duration>PT11M57S</meta:editing-duration>
    <meta:editing-cycles>4</meta:editing-cycles>
    <meta:generator>LibreOffice/5.4.1.2$Windows_X86_64 LibreOffice_project/ea7cb86e6eeb2bf3a5af73a8f7777ac570321527</meta:generator>
    <meta:document-statistic meta:object-count="60"/>
  </office:meta>
</office:document-meta>
</file>